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officeooo:paragraph-rsid="0003a326"/>
    </style:style>
    <style:style style:name="P2" style:family="paragraph" style:parent-style-name="Standard">
      <style:paragraph-properties fo:text-align="end" style:justify-single-word="false"/>
      <style:text-properties fo:font-size="28pt" officeooo:rsid="00013f9a" officeooo:paragraph-rsid="00013f9a" style:font-size-asian="28pt" style:font-size-complex="28pt"/>
    </style:style>
    <style:style style:name="P3" style:family="paragraph" style:parent-style-name="Standard">
      <style:paragraph-properties fo:text-align="end" style:justify-single-word="false"/>
      <style:text-properties fo:font-size="28pt" officeooo:rsid="0003a326" officeooo:paragraph-rsid="0003a326" style:font-size-asian="28pt" style:font-size-complex="28pt"/>
    </style:style>
    <style:style style:name="P4" style:family="paragraph" style:parent-style-name="Standard">
      <style:paragraph-properties fo:text-align="start" style:justify-single-word="false"/>
      <style:text-properties fo:font-size="16pt" officeooo:rsid="00013f9a" officeooo:paragraph-rsid="00013f9a" style:font-size-asian="14pt" style:font-size-complex="16pt"/>
    </style:style>
    <style:style style:name="P5" style:family="paragraph" style:parent-style-name="Standard">
      <style:paragraph-properties fo:text-align="start" style:justify-single-word="false"/>
      <style:text-properties fo:font-size="16pt" officeooo:rsid="00013f9a" officeooo:paragraph-rsid="00024852" style:font-size-asian="14pt" style:font-size-complex="16pt"/>
    </style:style>
    <style:style style:name="P6" style:family="paragraph" style:parent-style-name="Standard">
      <style:paragraph-properties fo:text-align="start" style:justify-single-word="false"/>
      <style:text-properties fo:font-size="16pt" officeooo:rsid="00013f9a" officeooo:paragraph-rsid="00028c29" style:font-size-asian="14pt" style:font-size-complex="16pt"/>
    </style:style>
    <style:style style:name="P7" style:family="paragraph" style:parent-style-name="Standard">
      <style:paragraph-properties fo:text-align="center" style:justify-single-word="false"/>
      <style:text-properties fo:font-size="16pt" officeooo:rsid="00013f9a" officeooo:paragraph-rsid="00028c29" style:font-size-asian="14pt" style:font-size-complex="16pt"/>
    </style:style>
    <style:style style:name="P8" style:family="paragraph" style:parent-style-name="Standard">
      <style:paragraph-properties fo:text-align="start" style:justify-single-word="false"/>
      <style:text-properties fo:font-size="16pt" officeooo:rsid="0003a326" officeooo:paragraph-rsid="0003a326" style:font-size-asian="14pt" style:font-size-complex="16pt"/>
    </style:style>
    <style:style style:name="P9" style:family="paragraph" style:parent-style-name="Standard">
      <style:paragraph-properties fo:text-align="center" style:justify-single-word="false"/>
      <style:text-properties fo:font-size="16pt" officeooo:rsid="0003a326" officeooo:paragraph-rsid="0003a326" style:font-size-asian="14pt" style:font-size-complex="16pt"/>
    </style:style>
    <style:style style:name="P10" style:family="paragraph" style:parent-style-name="Standard">
      <style:paragraph-properties fo:text-align="center" style:justify-single-word="false"/>
      <style:text-properties fo:font-size="16pt" fo:font-style="italic" officeooo:rsid="00028c29" officeooo:paragraph-rsid="00028c29" style:font-size-asian="14pt" style:font-style-asian="italic" style:font-size-complex="16pt" style:font-style-complex="italic"/>
    </style:style>
    <style:style style:name="P11" style:family="paragraph" style:parent-style-name="Standard">
      <style:paragraph-properties fo:text-align="center" style:justify-single-word="false"/>
      <style:text-properties style:font-name="Times New Roman" fo:font-size="48pt" officeooo:rsid="00013f9a" officeooo:paragraph-rsid="00013f9a" style:font-size-asian="48pt" style:font-size-complex="48pt"/>
    </style:style>
    <style:style style:name="P12" style:family="paragraph" style:parent-style-name="Standard">
      <style:paragraph-properties fo:text-align="end" style:justify-single-word="false"/>
      <style:text-properties style:font-name="Times New Roman" fo:font-size="28pt" officeooo:rsid="00013f9a" officeooo:paragraph-rsid="00013f9a" style:font-size-asian="28pt" style:font-size-complex="28pt"/>
    </style:style>
    <style:style style:name="P13" style:family="paragraph" style:parent-style-name="Standard">
      <style:paragraph-properties fo:text-align="start" style:justify-single-word="false"/>
      <style:text-properties style:font-name="Times New Roman" fo:font-size="16pt" officeooo:rsid="00013f9a" officeooo:paragraph-rsid="00013f9a" style:font-size-asian="14pt" style:font-size-complex="16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5">
      <style:paragraph-properties>
        <style:tab-stops>
          <style:tab-stop style:position="15cm" style:type="right" style:leader-style="dotted" style:leader-text="."/>
        </style:tab-stops>
      </style:paragraph-properties>
    </style:style>
    <style:style style:name="P19" style:family="paragraph" style:parent-style-name="Contents_20_6">
      <style:paragraph-properties>
        <style:tab-stops>
          <style:tab-stop style:position="14.501cm" style:type="right" style:leader-style="dotted" style:leader-text="."/>
        </style:tab-stops>
      </style:paragraph-properties>
    </style:style>
    <style:style style:name="P20" style:family="paragraph" style:parent-style-name="Text_20_body">
      <style:text-properties officeooo:rsid="0003a326" officeooo:paragraph-rsid="0003a326"/>
    </style:style>
    <style:style style:name="P21" style:family="paragraph" style:parent-style-name="Standard">
      <style:paragraph-properties fo:text-align="end" style:justify-single-word="false"/>
      <style:text-properties officeooo:paragraph-rsid="00013f9a"/>
    </style:style>
    <style:style style:name="P22" style:family="paragraph" style:parent-style-name="Text_20_body">
      <style:text-properties officeooo:paragraph-rsid="0003a326"/>
    </style:style>
    <style:style style:name="P23" style:family="paragraph" style:parent-style-name="Text_20_body">
      <style:text-properties fo:font-weight="bold" officeooo:rsid="0003a326" officeooo:paragraph-rsid="0003a326" style:font-weight-asian="bold" style:font-weight-complex="bold"/>
    </style:style>
    <style:style style:name="P24" style:family="paragraph" style:parent-style-name="Text_20_body">
      <style:text-properties fo:font-weight="normal" officeooo:rsid="0003a326" officeooo:paragraph-rsid="0003a326" style:font-weight-asian="normal" style:font-weight-complex="normal"/>
    </style:style>
    <style:style style:name="P25" style:family="paragraph" style:parent-style-name="Title" style:master-page-name="First_20_Page">
      <style:paragraph-properties style:page-number="1"/>
      <style:text-properties fo:font-size="42pt" style:font-size-asian="42pt" style:font-size-complex="42pt"/>
    </style:style>
    <style:style style:name="P26" style:family="paragraph" style:parent-style-name="Footer">
      <style:paragraph-properties fo:text-align="center" style:justify-single-word="false"/>
      <style:text-properties officeooo:paragraph-rsid="0003a326"/>
    </style:style>
    <style:style style:name="P27" style:family="paragraph" style:parent-style-name="Footer">
      <style:paragraph-properties fo:text-align="center" style:justify-single-word="false"/>
    </style:style>
    <style:style style:name="P28" style:family="paragraph" style:parent-style-name="Heading_20_1" style:master-page-name="Standard">
      <style:paragraph-properties style:page-number="auto"/>
      <style:text-properties officeooo:rsid="0003a326" officeooo:paragraph-rsid="0003a326"/>
    </style:style>
    <style:style style:name="P29" style:family="paragraph" style:parent-style-name="Heading_20_3">
      <style:text-properties officeooo:rsid="0003a326" officeooo:paragraph-rsid="0003a326"/>
    </style:style>
    <style:style style:name="P30" style:family="paragraph" style:parent-style-name="Heading_20_4">
      <style:text-properties officeooo:rsid="0003a326" officeooo:paragraph-rsid="0003a326"/>
    </style:style>
    <style:style style:name="P31" style:family="paragraph" style:parent-style-name="Heading_20_5">
      <style:text-properties fo:font-style="italic" style:font-style-asian="italic" style:font-style-complex="italic"/>
    </style:style>
    <style:style style:name="P32" style:family="paragraph" style:parent-style-name="Heading_20_6">
      <style:text-properties officeooo:rsid="0003a326" officeooo:paragraph-rsid="0003a326"/>
    </style:style>
    <style:style style:name="P33" style:family="paragraph" style:parent-style-name="Standard" style:master-page-name="Index">
      <style:paragraph-properties fo:text-align="end" style:justify-single-word="false" style:page-number="auto"/>
      <style:text-properties fo:font-size="28pt" officeooo:rsid="00013f9a" officeooo:paragraph-rsid="00013f9a" style:font-size-asian="28pt" style:font-size-complex="28pt"/>
    </style:style>
    <style:style style:name="P34" style:family="paragraph" style:parent-style-name="Standard">
      <style:paragraph-properties fo:text-align="start" style:justify-single-word="false"/>
      <style:text-properties style:font-name="Times New Roman" fo:font-size="16pt" officeooo:rsid="00013f9a" officeooo:paragraph-rsid="00049df0" style:font-size-asian="14pt" style:font-size-complex="16pt"/>
    </style:style>
    <style:style style:name="P35" style:family="paragraph" style:parent-style-name="Standard">
      <style:paragraph-properties fo:text-align="start" style:justify-single-word="false"/>
      <style:text-properties style:font-name="Times New Roman" fo:font-size="16pt" fo:font-style="normal" officeooo:rsid="0003a326" officeooo:paragraph-rsid="0003a326" style:font-size-asian="14pt" style:font-style-asian="normal" style:font-size-complex="16pt" style:font-style-complex="normal"/>
    </style:style>
    <style:style style:name="P36" style:family="paragraph" style:parent-style-name="Standard">
      <style:paragraph-properties fo:text-align="start" style:justify-single-word="false"/>
      <style:text-properties style:font-name="Times New Roman" fo:font-size="16pt" fo:font-style="normal" officeooo:rsid="0003a326" officeooo:paragraph-rsid="00049df0" style:font-size-asian="14pt" style:font-style-asian="normal" style:font-size-complex="16pt" style:font-style-complex="normal"/>
    </style:style>
    <style:style style:name="P37" style:family="paragraph" style:parent-style-name="Standard">
      <style:paragraph-properties fo:text-align="end" style:justify-single-word="false"/>
      <style:text-properties style:font-name="Times New Roman" fo:font-size="28pt" officeooo:rsid="00013f9a" officeooo:paragraph-rsid="00049df0" style:font-size-asian="28pt" style:font-size-complex="28pt"/>
    </style:style>
    <style:style style:name="P38" style:family="paragraph" style:parent-style-name="Standard">
      <style:paragraph-properties fo:text-align="start" style:justify-single-word="false"/>
      <style:text-properties fo:font-size="16pt" officeooo:rsid="00013f9a" officeooo:paragraph-rsid="00049df0" style:font-size-asian="14pt" style:font-size-complex="16pt"/>
    </style:style>
    <style:style style:name="P39" style:family="paragraph" style:parent-style-name="Standard">
      <style:paragraph-properties fo:text-align="start" style:justify-single-word="false"/>
      <style:text-properties fo:font-size="16pt" officeooo:rsid="00013f9a" officeooo:paragraph-rsid="00024852" style:font-size-asian="14pt" style:font-size-complex="16pt"/>
    </style:style>
    <style:style style:name="P40" style:family="paragraph" style:parent-style-name="Standard">
      <style:paragraph-properties fo:text-align="start" style:justify-single-word="false"/>
      <style:text-properties fo:font-size="16pt" officeooo:rsid="00024852" officeooo:paragraph-rsid="00049df0" style:font-size-asian="14pt" style:font-size-complex="16pt"/>
    </style:style>
    <style:style style:name="P41" style:family="paragraph" style:parent-style-name="Standard">
      <style:paragraph-properties fo:text-align="start" style:justify-single-word="false"/>
      <style:text-properties fo:font-size="16pt" officeooo:rsid="0003a326" officeooo:paragraph-rsid="00049df0" style:font-size-asian="14pt" style:font-size-complex="16pt"/>
    </style:style>
    <style:style style:name="P42" style:family="paragraph" style:parent-style-name="Standard">
      <style:paragraph-properties fo:text-align="start" style:justify-single-word="false"/>
      <style:text-properties style:text-position="super 58%" fo:font-size="16pt" officeooo:rsid="0003a326" officeooo:paragraph-rsid="0003a326" style:font-size-asian="14pt" style:font-size-complex="16pt"/>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italic" officeooo:rsid="00024852" style:font-style-asian="italic" style:font-style-complex="italic"/>
    </style:style>
    <style:style style:name="T4" style:family="text">
      <style:text-properties style:font-name="Times New Roman" fo:font-style="normal" style:font-style-asian="normal" style:font-style-complex="normal"/>
    </style:style>
    <style:style style:name="T5" style:family="text">
      <style:text-properties style:font-name="Times New Roman" fo:font-style="normal" officeooo:rsid="00024852" style:font-style-asian="normal" style:font-style-complex="normal"/>
    </style:style>
    <style:style style:name="T6" style:family="text">
      <style:text-properties style:font-name="Times New Roman" fo:font-style="normal" officeooo:rsid="00028c29" style:font-style-asian="normal" style:font-style-complex="normal"/>
    </style:style>
    <style:style style:name="T7" style:family="text">
      <style:text-properties style:font-name="Times New Roman" fo:font-style="normal" officeooo:rsid="0003a326" style:font-style-asian="normal" style:font-style-complex="normal"/>
    </style:style>
    <style:style style:name="T8" style:family="text">
      <style:text-properties style:font-name="Times New Roman" fo:font-style="normal" officeooo:rsid="00049df0" style:font-style-asian="normal" style:font-style-complex="normal"/>
    </style:style>
    <style:style style:name="T9" style:family="text">
      <style:text-properties style:font-name="Times New Roman" officeooo:rsid="00024852"/>
    </style:style>
    <style:style style:name="T10" style:family="text">
      <style:text-properties fo:font-style="normal" style:font-style-asian="normal" style:font-style-complex="normal"/>
    </style:style>
    <style:style style:name="T11" style:family="text">
      <style:text-properties fo:font-style="normal" officeooo:rsid="0003a326"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03a326" style:font-style-asian="italic" style:font-style-complex="italic"/>
    </style:style>
    <style:style style:name="T14" style:family="text">
      <style:text-properties fo:font-weight="normal" style:font-weight-asian="normal" style:font-weight-complex="normal"/>
    </style:style>
    <style:style style:name="T15" style:family="text">
      <style:text-properties officeooo:rsid="00049df0"/>
    </style:style>
    <style:style style:name="T16" style:family="text">
      <style:text-properties style:text-position="super 58%" style:font-name="Times New Roman" fo:font-style="normal" officeooo:rsid="00049df0"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Gry RPG</text:p>
      <text:p text:style-name="P11"/>
      <text:p text:style-name="P12"/>
      <text:p text:style-name="P12"/>
      <text:p text:style-name="P12"/>
      <text:p text:style-name="P37"><text:s text:c="2"/>Politechnika Wrocławska – Filia </text:p>
      <text:p text:style-name="P37">w Wałbrzychu</text:p>
      <text:p text:style-name="P12"/>
      <text:p text:style-name="P12">Piotr Domagała</text:p>
      <text:p text:style-name="P12"/>
      <text:p text:style-name="P12">Wałbrzych</text:p>
      <text:p text:style-name="P12">2023</text:p>
      <text:p text:style-name="P2"/>
      <text:p text:style-name="P2"/>
      <text:p text:style-name="P2"/>
      <text:p text:style-name="P2"/>
      <text:p text:style-name="P2"/>
      <text:p text:style-name="P2"/>
      <text:p text:style-name="P2"/>
      <text:p text:style-name="P2"/>
      <text:p text:style-name="P21"/>
      <text:p text:style-name="P33"/>
      <text:p text:style-name="P3"/>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4"><text:a xlink:type="simple" xlink:href="#__RefHeading___Toc720_3150456109" text:style-name="Index_20_Link" text:visited-style-name="Index_20_Link">1. Co to są gry RPG? Piotr Domagała<text:tab/>3</text:a></text:p>
          <text:p text:style-name="P15"><text:a xlink:type="simple" xlink:href="#__RefHeading___Toc722_3150456109" text:style-name="Index_20_Link" text:visited-style-name="Index_20_Link">2. <text:span text:style-name="T12">D&amp;D </text:span><text:span text:style-name="T10">Piotr Domagała</text:span><text:tab/>4</text:a></text:p>
          <text:p text:style-name="P16"><text:a xlink:type="simple" xlink:href="#__RefHeading___Toc724_3150456109" text:style-name="Index_20_Link" text:visited-style-name="Index_20_Link">3. <text:span text:style-name="T12">Mausritter</text:span> Piotr Domagała<text:tab/>5</text:a></text:p>
          <text:p text:style-name="P17"><text:a xlink:type="simple" xlink:href="#__RefHeading___Toc726_3150456109" text:style-name="Index_20_Link" text:visited-style-name="Index_20_Link">4. Monster of the Week<text:span text:style-name="T10"> Piotr Domagała</text:span><text:tab/>6</text:a></text:p>
          <text:p text:style-name="P18"><text:a xlink:type="simple" xlink:href="#__RefHeading___Toc728_3150456109" text:style-name="Index_20_Link" text:visited-style-name="Index_20_Link">5. WFRP<text:span text:style-name="T10"> Piotr Domagała</text:span><text:tab/>7</text:a></text:p>
          <text:p text:style-name="P19"><text:a xlink:type="simple" xlink:href="#__RefHeading___Toc879_3150456109" text:style-name="Index_20_Link" text:visited-style-name="Index_20_Link">6. Bibliografia<text:tab/>8</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text:p>
      <text:p text:style-name="P9"/>
      <text:h text:style-name="P28" text:outline-level="1"><text:bookmark-start text:name="__RefHeading___Toc720_3150456109"/>Co to są gry RPG? Piotr Domagała<text:bookmark-end text:name="__RefHeading___Toc720_3150456109"/></text:h>
      <text:p text:style-name="P4"/>
      <text:p text:style-name="P34"><text:tab/>Gry fabularne albo gry RPG (ang. role-playing game) jest to rodzaj aktywności towarzyskiej, w której jedna osoba przyjmuje rolę Mistrza Gry (MG), który opisuje świat i wszystko co się w nim dzieje. <text:span text:style-name="T15">R</text:span>eszta będzie graczami, czyli protagonistami gry dokonującymi interakcji ze światem przedstawianym przez MG. MG dodatkowo wciela się w role wszystkich postaci drugoplanowych oraz jest sędzią, który ostatecznie rozstrzyga czy dana postać jest w stanie zrobić daną akcję. Nie musi on wymyślać wszystkiego od podstaw. </text:p>
      <text:p text:style-name="P34"><text:span text:style-name="T15"><text:tab/>Z</text:span>dążyły już po<text:span text:style-name="T15">ws</text:span>tać ogromne ilości podręczników do gry, które przestawiają konwencje (np. fantasy lub sci-fi) oraz mechaniki, które pomagają określić reguły rozgrywki. <text:span text:style-name="T15">O</text:span>czywiście nie trzeba ich dokładnie przestrzegać. <text:span text:style-name="T15">J</text:span>ak jakaś zasada nie jest odpowiednia, zawsze można ją zamienić lub w ogóle nie stosować, <text:span text:style-name="T15">w</text:span> końcu ostatecznym celem gier fabularnych, jest miłe spędzenie czasu z przyjaciółmi. </text:p>
      <text:p text:style-name="P34"><text:tab/>Istnieje również masa gotowych przygód, w których są już przygotowane miejsca, bohaterowie niezależni (NPC od ang. non-player character), przeciwnicy i same przygody. </text:p>
      <text:p text:style-name="P34"><text:tab/>Ważnym elementem gier fabularnych są kości oznaczane przez indeks k z numerem ścian (np. k4, k12, k20), które są używane kiedy jakaś akcja bohatera jest trudna do wykonania i może się nie udać. <text:span text:style-name="T15">O</text:span> tym jaką kością rzucamy, co jest uznawane z sukces, czy coś dodajemy do rzut<text:span text:style-name="T15">u</text:span> itd. decyduje mechanika systemu w jaki gramy. </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h text:style-name="Heading_20_2" text:outline-level="2"><text:bookmark-start text:name="__RefHeading___Toc722_3150456109"/><text:soft-page-break/><text:span text:style-name="T13">D&amp;D </text:span><text:span text:style-name="T11">Piotr Domagała</text:span><text:bookmark-end text:name="__RefHeading___Toc722_3150456109"/></text:h>
      <text:p text:style-name="P20"><text:span text:style-name="T13"/></text:p>
      <text:p text:style-name="P7"><text:span text:style-name="T1"/></text:p>
      <text:p text:style-name="P6"><text:span text:style-name="T2"><text:tab/>Dungeons and Dragons</text:span><text:span text:style-name="T1"> jest to najpopularniejszy system RPG do tego stopnia, że dla niektórych słowa RPG i </text:span><text:span text:style-name="T2">D&amp;D</text:span><text:span text:style-name="T1"> mają to samo znaczenie. </text:span></text:p>
      <text:p text:style-name="P4"><text:span text:style-name="T2">Dungeons and Dragons</text:span><text:span text:style-name="T1"> historycznie był pierwszym komercyjnie opublikowanym systemem opartym na konwencji fantastycznej, w której wcielamy się w herosów walczących z goblinami, orkami, smokami.</text:span></text:p>
      <text:p text:style-name="P38"><text:span text:style-name="T1"><text:tab/>Obecnie jak ktoś mówi </text:span><text:span text:style-name="T2">D&amp;D</text:span><text:span text:style-name="T1"> ma na myśli 5-tą edycje </text:span><text:span text:style-name="T2">D&amp;D</text:span><text:span text:style-name="T1"> opublikowaną przez </text:span><text:span text:style-name="T2">Wizards of the Coast. </text:span><text:span text:style-name="T4">W 5-ej edycji <text:s/></text:span><text:span text:style-name="T2">D&amp;D </text:span><text:span text:style-name="T4">mechanika opiera się na rzutach kością k20 i dodaniu do niego odpowiednich bonusów, po czym sprawdza się czy wynik końcowy jest niższy, czy równy bądź wyższy od trudności rzutu, który najczęściej jest ustalany przez MG. </text:span></text:p>
      <text:p text:style-name="P38"><text:span text:style-name="T4"><text:tab/>W tym systemie głównym aspektem jest walka, tak więc najwięcej jest w nim umiejętności i zaklęć bojowych, które są definiowane przez naszą </text:span><text:span text:style-name="T7">rasę (człowiek, elf, krasnolud, niziołek itd.)</text:span><text:span text:style-name="T4"> klasę postaci </text:span><text:span text:style-name="T7">(wojownik, berserk, czarodziej, druid itd.)</text:span><text:span text:style-name="T4"> i jej cechy (siła, zręczność, kondycja, inteligencja, czujność/mądrość, charyzma). </text:span></text:p>
      <text:p text:style-name="P38"><text:span text:style-name="T4"><text:tab/>Podczas tworzenia postaci wybieramy jej klasę, wyznacz</text:span><text:span text:style-name="T8">a</text:span><text:span text:style-name="T4">my wartości jej cech, wymyślamy jak ona wygląda, jak dotąd wyglądało jej życie, jakie ma cechy charakteru itd. </text:span></text:p>
      <text:p text:style-name="P38"><text:span text:style-name="T4"><text:tab/>Każda postać ma punkty </text:span><text:span text:style-name="T5">wytrzymałości (PW). </text:span><text:span text:style-name="T8">J</text:span><text:span text:style-name="T4">ak spadną do 0 sprawiają, że postać jest nieprzytomna i potrzebuje pomocy, a jeśli spadną do liczby na minusie równej lub mniejszej od jej maksymalnej liczby, wtedy postać umiera.</text:span></text:p>
      <text:p text:style-name="P38"><text:span text:style-name="T4"><text:tab/>Wraz z </text:span><text:span text:style-name="T5">tym jak postaciom graczy udaje się pokonywać kolejnych przeciwników, rozwiązywać kolejne problemy i zdobywać liczne skarby, zdobywają oni punkty doświadczenia, które odzwierciedlają rozwój postaci. </text:span></text:p>
      <text:p text:style-name="P38"><text:span text:style-name="T5"><text:tab/>Kiedy postacie osiągną odpowiednią ilość punktów doświadczenia (PD), zdobywają on</text:span><text:span text:style-name="T8">e</text:span><text:span text:style-name="T5"> kolejny poziom, a co z</text:span><text:span text:style-name="T8">a</text:span><text:span text:style-name="T5"> tym idzie, zwiększają swoje PW i poszerza się ich arsenał umiejętności i zaklęć.</text:span></text:p>
      <text:p text:style-name="P5"><text:span text:style-name="T5"/></text:p>
      <text:p text:style-name="P5"><text:span text:style-name="T5"/></text:p>
      <text:p text:style-name="P5"><text:span text:style-name="T5"/></text:p>
      <text:p text:style-name="P5"><text:span text:style-name="T5"/></text:p>
      <text:h text:style-name="P29" text:outline-level="3"><text:bookmark-start text:name="__RefHeading___Toc724_3150456109"/><text:soft-page-break/><text:span text:style-name="T12">Mausritter</text:span> Piotr Domagała<text:bookmark-end text:name="__RefHeading___Toc724_3150456109"/></text:h>
      <text:p text:style-name="P10"><text:span text:style-name="T1"/></text:p>
      <text:p text:style-name="P10"><text:span text:style-name="T1"/></text:p>
      <text:p text:style-name="P38"><text:span text:style-name="T6"><text:tab/>J</text:span><text:span text:style-name="T5">est to system, w którym wcielamy się w postać mysich awanturników badających niebezpieczne miejsca </text:span><text:span text:style-name="T7">w konwencji fantasy</text:span><text:span text:style-name="T5">. </text:span></text:p>
      <text:p text:style-name="P38"><text:span text:style-name="T5"><text:tab/>W tym systemie tworzeni</text:span><text:span text:style-name="T8">e</text:span><text:span text:style-name="T5"> postaci polega na rzucaniu kośćmi. </text:span><text:span text:style-name="T8">I</text:span><text:span text:style-name="T5">ch wynik decyduje o tym </text:span><text:span text:style-name="T8">jakie </text:span><text:span text:style-name="T5">wartości mają cechy naszej myszki (siła fizyczna, zręczność, inteligencja), jak wygląda, ile ma PW oraz pieniędzy na start i jakie ma doświadczenie zawodowe. </text:span></text:p>
      <text:p text:style-name="P38"><text:span text:style-name="T5"><text:tab/>Mechanika polega na rzucie k20 i porównaniu wynik</text:span><text:span text:style-name="T8">u</text:span><text:span text:style-name="T5"> z wartością danej cechy, jeżeli jest on niższy bądź równy, wtedy akcja się udaje, <text:s text:c="11"/>a w przeciwnym razie skutkuje ona niepowodzeniem. </text:span></text:p>
      <text:p text:style-name="P38"><text:span text:style-name="T5"><text:tab/></text:span><text:span text:style-name="T3">Mausritter</text:span><text:span text:style-name="T5"> jest grą fabularną z typu sandbox (ang. piaskownica), <text:s text:c="6"/>w której nie </text:span><text:span text:style-name="T8">ma </text:span><text:span text:style-name="T5">linearnej fabuły, gdzie bohaterowie idą w konkretne miejsca, a raczej ciągle eksplorują świat, w wyniku czego spotykają wrogie stronnictwa, czy znajdują niebezpieczne miejsca wypełnione skarbami. </text:span></text:p>
      <text:p text:style-name="P38"><text:span text:style-name="T5"><text:tab/>W tym systemie nie wszystkie elementy są opisane precyzyjnie, co sprawia że każdy może je zinterpretować w odpowiadający mu sposób. </text:span><text:span text:style-name="T8">P</text:span><text:span text:style-name="T5">rzykładem tego są przedmioty, które posiadają myszki ze względu na ich doświadczenie zawodowe. </text:span><text:span text:style-name="T8">S</text:span><text:span text:style-name="T5">pecjalnie nie jest nigdzie opisane w jaki sposób działają, aby to gracz znalazł ich kreatywne i ciekawe zastosowanie. <text:tab/></text:span></text:p>
      <text:p text:style-name="P38"><text:span text:style-name="T5"><text:tab/>W podręczniku znajduje się masa tabel losowych, które służą MG jako inspiracje lub tworzą ogólny zarys miasta czy jakiegoś niebezpiecznego miejsca. </text:span></text:p>
      <text:p text:style-name="P38"><text:span text:style-name="T5"><text:tab/>W trakcie walki wszystkie ciosy trafiają, zarówno </text:span><text:span text:style-name="T8">w </text:span><text:span text:style-name="T5">postaci graczy jak i </text:span><text:span text:style-name="T8">w </text:span><text:span text:style-name="T5">przeciwników. Najpierw obrażenia odejmuje się od PW, a kiedy te spadną do 0, kolejne należy odjąć od siły fizycznej. </text:span><text:span text:style-name="T8">Następnie</text:span><text:span text:style-name="T5"> wykonuje się na tą cechę test, którego porażka skutkuje utrat</text:span><text:span text:style-name="T8">ą</text:span><text:span text:style-name="T5"> przytomności. </text:span></text:p>
      <text:p text:style-name="P38"><text:span text:style-name="T5"><text:tab/>Postać umiera, jeżeli jej siła fizyczna spadnie do 0 lub jeżeli zostanie pozostawiona nieprzytomna przez godzinę. </text:span></text:p>
      <text:p text:style-name="P38"><text:span text:style-name="T5"><text:tab/>Myszki otrzymują PD za wartość zebranego skarbu sprowadzoną <text:s text:c="6"/>z powrotem do mysiej osady.</text:span></text:p>
      <text:p text:style-name="P5"><text:span text:style-name="T5"/></text:p>
      <text:p text:style-name="P5"><text:span text:style-name="T5"/></text:p>
      <text:p text:style-name="P5"><text:span text:style-name="T5"/></text:p>
      <text:h text:style-name="P30" text:outline-level="4"><text:bookmark-start text:name="__RefHeading___Toc726_3150456109"/><text:soft-page-break/>Monster of the Week <text:span text:style-name="T10"><text:s/>Piotr Domagała</text:span><text:bookmark-end text:name="__RefHeading___Toc726_3150456109"/></text:h>
      <text:p text:style-name="P10"><text:span text:style-name="T9"/></text:p>
      <text:p text:style-name="P10"><text:span text:style-name="T1"/></text:p>
      <text:p text:style-name="P5"><text:span text:style-name="T5"/></text:p>
      <text:p text:style-name="P40"><text:span text:style-name="T6"><text:tab/>J</text:span><text:span text:style-name="T4">est to system, w którym wcielamy się w </text:span><text:span text:style-name="T7">łowców potworów. Każdy <text:s text:c="2"/>z graczy wybiera jeden z archetypów, który będzie miała jego postać oraz wybiera atrybuty, działania, sprzęt i powiązanie z innymi postaciami, oraz powód, dla </text:span><text:span text:style-name="T8">którego</text:span><text:span text:style-name="T7"> polują na potwory. Później jest to łączone wszystko <text:s text:c="3"/>w całość i powstaje drużyna łowców, którzy np. pracują dla jakiejś organizacji lub po prostu są rodziną. </text:span></text:p>
      <text:p text:style-name="P40"><text:span text:style-name="T7"><text:tab/>Podręcznik proponuje fabułę w postaci epizodycznej tzn. bohaterowie dowiadują się o jakimś potworze, który zaczął zabijać ludzi <text:s text:c="7"/>w mieście, więc jadą tam aby się z nim uporać. </text:span><text:span text:style-name="T8">P</text:span><text:span text:style-name="T7">o tym jak to im się uda, pojawia się kolejny potwór w innym mieście itd.</text:span><text:span text:style-name="T16">1</text:span></text:p>
      <text:p text:style-name="P35"><text:tab/>Mechanika opiera się na rzutach 2k6 i dodaniu do sumy wyniku na kościach wartoś<text:span text:style-name="T15">ci</text:span> odpowiadającej cechy. <text:span text:style-name="T15">J</text:span>eżeli wynik wynosi 10 lub więcej akcja się udaje. <text:span text:style-name="T15">J</text:span>eśli wynik wynosi 7-9 to akcja się udaje, ale <text:s text:c="10"/>z konsekwencjami, a jeżeli wynik jest niższy niż 7 to akcja się nie udaje.</text:p>
      <text:p text:style-name="P36"><text:tab/>W grze każda postać gracza ma 7 PW. <text:span text:style-name="T15">J</text:span>eżeli spadną one do 0 umiera. Potwory również mają PW, przy czym nie można ich zabić nie znając ich słabości tzn. nie można zabić wilkołaka, którego słabością jest srebro za pomocą granatnika, co najwyżej sprawić, żeby musiał się wycofać. </text:p>
      <text:p text:style-name="P36"><text:tab/>Po każdej sesji gracz otrzymuje PD wynikające z tego, czy udało im się rozwiązać daną sprawę, czy uratowali kogoś od pewnej śmierci i czy dowiedzieli się czegoś nowego i ważnego o świecie lub innych łowcach.</text:p>
      <text:p text:style-name="P35"><text:tab/>W tym systemie część obowiązków MG spada na graczy, ponieważ jak to jest napisane w samym podręczniku przy przygotowywaniu przygody MG powinien wymyślić potwora, NPC-ów, miejsce w którym dzieje się akcja i w sumie tyle a to co się wydarzy dalej zależy od tego, co zrobią z tym gracze.</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42"><text:span text:style-name="T4"/></text:p>
      <text:h text:style-name="P31" text:outline-level="5"><text:bookmark-start text:name="__RefHeading___Toc728_3150456109"/><text:soft-page-break/>WFRP <text:span text:style-name="T10"><text:s/></text:span><text:span text:style-name="T11">Piotr Domagała</text:span><text:bookmark-end text:name="__RefHeading___Toc728_3150456109"/></text:h>
      <text:p text:style-name="P8"><text:span text:style-name="T4"/></text:p>
      <text:p text:style-name="P9"><text:span text:style-name="T2"/></text:p>
      <text:p text:style-name="P8"><text:span text:style-name="T2"/></text:p>
      <text:p text:style-name="P41"><text:span text:style-name="T2"><text:tab/>Warhammer Fantasy Roleplay</text:span><text:span text:style-name="T4"> a dokładnej jego 4-ta edycja, jest to system w konwencji mrocznego fantasy, gdzie głównie wcielamy się <text:s text:c="8"/>w rolę niewyróżniających się mieszkańców Imperium, którymi zainteresował</text:span><text:span text:style-name="T8">y</text:span><text:span text:style-name="T4"> się siły przeznaczenia. Podczas tworzenia postaci ustalamy jej rasę (człowiek, krasnolud, leśny elf, wysoki elf, niziołek), która definiuje jej atrybuty w tym Punkty Przeznaczenia i Punkty Bohatera, które odróżniają naszych bohaterów od zwykłych postaci. Profesję postaci, która odzwierciedla zawód postaci i definiuje możliwe do zdobycia <text:s text:c="15"/>i rozwinięcia cechy, umiejętności i talenty oraz przedstawia, gdzie się ona znajduje w hierarchii społecznej oraz określa jakie wyposażenie może ona posiadać na początku. </text:span></text:p>
      <text:p text:style-name="P41"><text:span text:style-name="T4"><text:tab/>Mechanika polega na rzucie k100 na daną wartość umiejętności <text:s text:c="9"/>i odjęci</text:span><text:span text:style-name="T8">u</text:span><text:span text:style-name="T4"> od niej wyniku rzutu. </text:span><text:span text:style-name="T8">N</text:span><text:span text:style-name="T4">astępnie z tego wyniku odczytujemy liczbę dziesiątek i określa on nasz Poziom Sukcesu (PS), który pokazuje, jak bardzo dana akcja nam się udała lub nie udała. </text:span></text:p>
      <text:p text:style-name="P41"><text:span text:style-name="T4"><text:tab/>Poza zasadami podręcznik daje nam dostęp do mapy Starego Świata oraz bardziej szczegółowej mapy Imperium Reiklandu wraz z ich opisami, historią, religi</text:span><text:span text:style-name="T8">ami,</text:span><text:span text:style-name="T4"> które się tam wyznaje, polityk</text:span><text:span text:style-name="T8">ą</text:span><text:span text:style-name="T4"> tego świata i ogrom</text:span><text:span text:style-name="T8">em</text:span><text:span text:style-name="T4"> innych zasobów. Dzięki temu podręcznikowi można przeżyć masę różnych przygód zaczynając od walki z orkami czy chaosem, skończywszy na całych intrygach politycznych. Niestety fakt, że system ten ma dużo mechanik sprawia, iż jest bardzo skomplikowany i wymaga od gracza poświęcenia masy czasu, żeby móc tylko stworzyć postać nie mówiąc <text:s text:c="7"/>o dalszym jej rozwijaniu. <text:s/></text:span></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h text:style-name="P32" text:outline-level="6"><text:bookmark-start text:name="__RefHeading___Toc879_3150456109"/>Bibliografia <text:bookmark-end text:name="__RefHeading___Toc879_3150456109"/></text:h>
      <text:p text:style-name="P22"/>
      <text:p text:style-name="P23">Źródła Internetowe </text:p>
      <text:p text:style-name="P23"><text:span text:style-name="T14">1. </text:span><text:a xlink:type="simple" xlink:href="https://pl.wikipedia.org/wiki/Gra_fabularna" text:style-name="Internet_20_link" text:visited-style-name="Visited_20_Internet_20_Link"><text:span text:style-name="T14">https://pl.wikipedia.org/wiki/Gra_fabularna</text:span></text:a><text:span text:style-name="T14"> [dostęp 10.12.2023]</text:span></text:p>
      <text:p text:style-name="P23"><text:span text:style-name="T14">2. </text:span><text:a xlink:type="simple" xlink:href="https://www.dndbeyond.com/sources/basic-rules" text:style-name="Internet_20_link" text:visited-style-name="Visited_20_Internet_20_Link"><text:span text:style-name="T14">https://www.dndbeyond.com/sources/basic-rules</text:span></text:a><text:span text:style-name="T14"> [dostęp 10.12.2023]</text:span></text:p>
      <text:p text:style-name="P23"/>
      <text:p text:style-name="P23">Literatura</text:p>
      <text:p text:style-name="P24">1. Isaac Wiliams <text:span text:style-name="T12">Mausritter,</text:span><text:span text:style-name="T10"> Wydawnictwo Stinger Press, Lublin 2021</text:span></text:p>
      <text:p text:style-name="P24">2. Michael Sands <text:span text:style-name="T12">Monster of the Week Hardcover Edition, </text:span><text:span text:style-name="T10">Wydawnictwo: Evil Hat, Silver Spring 2022</text:span></text:p>
      <text:p text:style-name="P24">3. Dominic McDowall i Andy Law, <text:span text:style-name="T12">Warhammer Fantasy Roleplay: 4 edycja – Podręcznik Główny, </text:span><text:span text:style-name="T10">Wydawnictwo: Copernicus Corporation, Warszawa <text:s/>2020</text:span></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1%" style:num-prefix="1." style:num-format="">
        <style:list-level-properties text:list-level-position-and-space-mode="label-alignment">
          <style:list-level-label-alignment text:label-followed-by="listtab"/>
        </style:list-level-properties>
      </text:outline-level-style>
      <text:outline-level-style text:level="2" loext:num-list-format="2.%2%" style:num-prefix="2." style:num-format="">
        <style:list-level-properties text:list-level-position-and-space-mode="label-alignment">
          <style:list-level-label-alignment text:label-followed-by="listtab"/>
        </style:list-level-properties>
      </text:outline-level-style>
      <text:outline-level-style text:level="3" loext:num-list-format="3.%3%" style:num-prefix="3." style:num-format="">
        <style:list-level-properties text:list-level-position-and-space-mode="label-alignment">
          <style:list-level-label-alignment text:label-followed-by="listtab"/>
        </style:list-level-properties>
      </text:outline-level-style>
      <text:outline-level-style text:level="4" loext:num-list-format="4.%4%" style:num-prefix="4." style:num-format="">
        <style:list-level-properties text:list-level-position-and-space-mode="label-alignment">
          <style:list-level-label-alignment text:label-followed-by="listtab"/>
        </style:list-level-properties>
      </text:outline-level-style>
      <text:outline-level-style text:level="5" loext:num-list-format="5.%5%" style:num-prefix="5." style:num-format="">
        <style:list-level-properties text:list-level-position-and-space-mode="label-alignment">
          <style:list-level-label-alignment text:label-followed-by="listtab"/>
        </style:list-level-properties>
      </text:outline-level-style>
      <text:outline-level-style text:level="6" loext:num-list-format="6.%6%" style:num-prefix="6." style:num-format="">
        <style:list-level-properties text:list-level-position-and-space-mode="label-alignment">
          <style:list-level-label-alignment text:label-followed-by="listtab"/>
        </style:list-level-properties>
      </text:outline-level-style>
      <text:outline-level-style text:level="7" loext:num-list-format="7.%7%" style:num-prefix="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03a326"/>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 kopia 5"/><text:bookmark-start text:name="PageNumWizard_FOOTER_Domyślny styl strony7 kopia 2"/><text:page-number text:select-page="current">7</text:page-number><text:bookmark-end text:name="PageNumWizard_FOOTER_Domyślny styl strony3 kopia 5"/><text:bookmark-end text:name="PageNumWizard_FOOTER_Domyślny styl strony7 kopia 2"/></text:p>
      </style:footer>
      <style:footer-left>
        <text:p text:style-name="MP2"><text:bookmark-start text:name="PageNumWizard_FOOTER_Domyślny styl strony4"/><text:page-number text:select-page="current">8</text:page-number><text:bookmark-end text:name="PageNumWizard_FOOTER_Domyślny styl strony4"/></text:p>
      </style:footer-left>
      <style:footer-first>
        <text:p text:style-name="MP1"><text:bookmark-start text:name="PageNumWizard_FOOTER_Domyślny styl strony7 kopia 2 kopia 1"/><text:bookmark-start text:name="PageNumWizard_FOOTER_Domyślny styl strony3 kopia 5 kopia 1"/><text:page-number text:select-page="current">3</text:page-number><text:bookmark-end text:name="PageNumWizard_FOOTER_Domyślny styl strony7 kopia 2 kopia 1"/><text:bookmark-end text:name="PageNumWizard_FOOTER_Domyślny styl strony3 kopia 5 kopia 1"/></text:p>
      </style:footer-first>
    </style:master-page>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0T15:49:35.615000000</meta:creation-date>
    <dc:date>2023-12-10T22:55:00.626000000</dc:date>
    <meta:editing-duration>PT5H31M19S</meta:editing-duration>
    <meta:editing-cycles>6</meta:editing-cycles>
    <meta:generator>LibreOffice/7.6.4.1$Windows_X86_64 LibreOffice_project/e19e193f88cd6c0525a17fb7a176ed8e6a3e2aa1</meta:generator>
    <meta:document-statistic meta:table-count="0" meta:image-count="0" meta:object-count="0" meta:page-count="8" meta:paragraph-count="59" meta:word-count="1370" meta:character-count="9183" meta:non-whitespace-character-count="7730"/>
  </office:meta>
</office:document-meta>
</file>